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13c41" officeooo:paragraph-rsid="00013c41"/>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13c41" officeooo:paragraph-rsid="00013c41"/>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2ee6d" officeooo:paragraph-rsid="0002ee6d"/>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60641" officeooo:paragraph-rsid="00060641"/>
    </style:style>
    <style:style style:name="P5" style:family="paragraph" style:parent-style-name="Standard">
      <style:paragraph-properties fo:text-align="start" style:justify-single-word="false"/>
      <style:text-properties style:text-underline-style="none" officeooo:rsid="00013c41" officeooo:paragraph-rsid="00013c41"/>
    </style:style>
    <style:style style:name="P6" style:family="paragraph" style:parent-style-name="Standard">
      <style:paragraph-properties fo:text-align="start" style:justify-single-word="false"/>
      <style:text-properties style:text-underline-style="none" officeooo:rsid="00013c41" officeooo:paragraph-rsid="0002ee6d"/>
    </style:style>
    <style:style style:name="P7" style:family="paragraph" style:parent-style-name="Standard">
      <style:paragraph-properties fo:text-align="start" style:justify-single-word="false"/>
      <style:text-properties style:text-underline-style="none" officeooo:rsid="0002ee6d" officeooo:paragraph-rsid="00013c41"/>
    </style:style>
    <style:style style:name="P8" style:family="paragraph" style:parent-style-name="Standard">
      <style:paragraph-properties fo:text-align="start" style:justify-single-word="false"/>
      <style:text-properties style:text-underline-style="none" officeooo:rsid="0002ee6d" officeooo:paragraph-rsid="0002ee6d"/>
    </style:style>
    <style:style style:name="P9" style:family="paragraph" style:parent-style-name="Standard">
      <style:paragraph-properties fo:text-align="start" style:justify-single-word="false"/>
      <style:text-properties style:text-underline-style="none" officeooo:rsid="0002ee6d" officeooo:paragraph-rsid="00031b75"/>
    </style:style>
    <style:style style:name="P10" style:family="paragraph" style:parent-style-name="Standard">
      <style:paragraph-properties fo:text-align="start" style:justify-single-word="false"/>
      <style:text-properties style:text-underline-style="none" officeooo:rsid="00031b75" officeooo:paragraph-rsid="00031b75"/>
    </style:style>
    <style:style style:name="P11" style:family="paragraph" style:parent-style-name="Standard">
      <style:paragraph-properties fo:text-align="start" style:justify-single-word="false"/>
      <style:text-properties style:text-underline-style="none" officeooo:rsid="00037d43" officeooo:paragraph-rsid="00037d43"/>
    </style:style>
    <style:style style:name="P12" style:family="paragraph" style:parent-style-name="Standard">
      <style:paragraph-properties fo:text-align="start" style:justify-single-word="false"/>
      <style:text-properties style:text-underline-style="none" officeooo:rsid="00051c5e" officeooo:paragraph-rsid="00051c5e"/>
    </style:style>
    <style:style style:name="P13" style:family="paragraph" style:parent-style-name="Standard">
      <style:paragraph-properties fo:text-align="center" style:justify-single-word="false"/>
      <style:text-properties style:text-underline-style="none" officeooo:rsid="00013c41" officeooo:paragraph-rsid="00013c41"/>
    </style:style>
    <style:style style:name="P14" style:family="paragraph" style:parent-style-name="Standard">
      <style:paragraph-properties fo:text-align="start" style:justify-single-word="false"/>
      <style:text-properties style:text-underline-style="none" officeooo:rsid="0002ee6d" officeooo:paragraph-rsid="0002ee6d"/>
    </style:style>
    <style:style style:name="P15" style:family="paragraph" style:parent-style-name="Standard">
      <style:paragraph-properties fo:text-align="start" style:justify-single-word="false"/>
      <style:text-properties style:text-underline-style="none" officeooo:rsid="00036044" officeooo:paragraph-rsid="00036044"/>
    </style:style>
    <style:style style:name="P16" style:family="paragraph" style:parent-style-name="Standard">
      <style:paragraph-properties fo:text-align="start" style:justify-single-word="false"/>
      <style:text-properties style:text-underline-style="none" officeooo:rsid="00037d43" officeooo:paragraph-rsid="00037d43"/>
    </style:style>
    <style:style style:name="P17" style:family="paragraph" style:parent-style-name="Standard" style:list-style-name="L1">
      <style:paragraph-properties fo:text-align="start" style:justify-single-word="false"/>
      <style:text-properties style:text-underline-style="none" officeooo:rsid="00037d43" officeooo:paragraph-rsid="00037d43"/>
    </style:style>
    <style:style style:name="P18" style:family="paragraph" style:parent-style-name="Standard">
      <style:paragraph-properties fo:text-align="start" style:justify-single-word="false"/>
      <style:text-properties style:text-position="0% 100%" style:text-underline-style="none" fo:font-weight="normal" officeooo:rsid="00060641" officeooo:paragraph-rsid="00060641" style:font-weight-asian="normal" style:font-weight-complex="normal"/>
    </style:style>
    <style:style style:name="P19"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08a145" officeooo:paragraph-rsid="0008a145" style:font-weight-asian="normal" style:font-weight-complex="normal"/>
    </style:style>
    <style:style style:name="P20"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0a5d97" officeooo:paragraph-rsid="000a5d97" style:font-weight-asian="normal" style:font-weight-complex="normal"/>
    </style:style>
    <style:style style:name="P21"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0b0f96" officeooo:paragraph-rsid="000b0f96" style:font-weight-asian="normal" style:font-weight-complex="normal"/>
    </style:style>
    <style:style style:name="P22"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0b3a22" officeooo:paragraph-rsid="000b3a22" style:font-weight-asian="normal" style:font-weight-complex="normal"/>
    </style:style>
    <style:style style:name="P23"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0bf657" officeooo:paragraph-rsid="000bf657" style:font-weight-asian="normal" style:font-weight-complex="normal"/>
    </style:style>
    <style:style style:name="P24"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10b11a" officeooo:paragraph-rsid="0010b11a" style:font-weight-asian="normal" style:font-weight-complex="normal"/>
    </style:style>
    <style:style style:name="T1" style:family="text">
      <style:text-properties style:text-underline-style="none"/>
    </style:style>
    <style:style style:name="T2" style:family="text">
      <style:text-properties officeooo:rsid="0002ee6d"/>
    </style:style>
    <style:style style:name="T3" style:family="text">
      <style:text-properties officeooo:rsid="00031b75"/>
    </style:style>
    <style:style style:name="T4" style:family="text">
      <style:text-properties officeooo:rsid="00051c5e"/>
    </style:style>
    <style:style style:name="T5" style:family="text">
      <style:text-properties officeooo:rsid="00060641"/>
    </style:style>
    <style:style style:name="T6" style:family="text">
      <style:text-properties style:text-position="sub 58%" style:text-underline-style="none" fo:font-weight="normal" style:font-weight-asian="normal" style:font-weight-complex="normal"/>
    </style:style>
    <style:style style:name="T7" style:family="text">
      <style:text-properties style:text-position="0% 100%" style:text-underline-style="none" fo:font-weight="normal" style:font-weight-asian="normal" style:font-weight-complex="normal"/>
    </style:style>
    <style:style style:name="T8" style:family="text">
      <style:text-properties officeooo:rsid="0007c3bf"/>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f6c4a"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0dc24b"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itre 1 : La Terre interne</text:p>
      <text:p text:style-name="P13"/>
      <text:p text:style-name="P2">I Formation du couple Terre-Lune</text:p>
      <text:p text:style-name="P2"/>
      <text:p text:style-name="P2">1) Naissance de la Terre</text:p>
      <text:p text:style-name="P5"/>
      <text:p text:style-name="P5">Age de la Terre : 4,6 Milliard d’année, née dans les bras spiraux de la Voie Lactée, avec un nuage de gaz et de poussières interstellaires qui se mettent à graviter. La vitesse augmente au fur et à mesure de la contraction de ce disque. Une protoétoile apparaît.</text:p>
      <text:p text:style-name="P5">Les poussières vont s’agglutiner en planétésimaux qui vont rentrer en collision les uns les autres, il va y a voir des embryons de plannètes : protoplanète. Le système <text:span text:style-name="T2">se forme avec les planètes telluriques et les planètes gazeuses.</text:span></text:p>
      <text:p text:style-name="P5"/>
      <text:p text:style-name="P8">Moins de 500 Ma après, le système solaire se stabilise et il y a des corps célestes qui viennent frapper les planètes telluriques.</text:p>
      <text:p text:style-name="P6"/>
      <text:p text:style-name="P2">2) Naissance de la Lune</text:p>
      <text:p text:style-name="P7"/>
      <text:p text:style-name="P8">La lune serait née moins de 50 millions d’années après la Terre, il s’agirait de l’impact avec une collision avec un corps céleste. </text:p>
      <text:p text:style-name="P2"/>
      <text:p text:style-name="P2">3) Différenciation des enveloppes internes</text:p>
      <text:p text:style-name="P2"/>
      <text:p text:style-name="P8">La terre initiale n’était pas différenciée =&gt; composition chondritique</text:p>
      <text:p text:style-name="P8"/>
      <text:p text:style-name="P8">Puis les éléments se sont séparés avec les métaux lourds vers l’intérieur et les élements légers vers l’extérieur.</text:p>
      <text:p text:style-name="P8"/>
      <text:p text:style-name="P8">La chaleur vient des impacts lors de l’accrétion, des mouvements internes ainsi que la chaleur radioactive. L’atmosphère et l’hydrosphère provienent des dégazage.</text:p>
      <text:p text:style-name="P8"/>
      <text:p text:style-name="P8">La chaleur interne s’évacue à travers le manteau par convection, <text:span text:style-name="T3">à travers la croûte par conduction et le volcanisme.</text:span></text:p>
      <text:p text:style-name="P8"/>
      <text:p text:style-name="P10">Depuis l’Hadéen, les premieres croûtes terrestres apparaissent. Il y a des minéraux qui se forment.</text:p>
      <text:p text:style-name="P10"><text:a xlink:type="simple" xlink:href="http://portal.onegeology.org/" text:style-name="Internet_20_link" text:visited-style-name="Visited_20_Internet_20_Link"/></text:p>
      <text:p text:style-name="P10"><text:a xlink:type="simple" xlink:href="http://portal.onegeology.org/" text:style-name="Internet_20_link" text:visited-style-name="Visited_20_Internet_20_Link">http://portal.onegeology.org/</text:a></text:p>
      <text:p text:style-name="P9"/>
      <text:p text:style-name="P3">II Structure interne de la Terre</text:p>
      <text:p text:style-name="P3"/>
      <text:p text:style-name="P3">1) Zonation siqmique (physique)</text:p>
      <text:p text:style-name="P8"/>
      <text:p text:style-name="P15">Le plus profond forage s’est fait à 12,262 m en Russie</text:p>
      <text:p text:style-name="P15"/>
      <text:p text:style-name="P15">On accumule des contraintes qui déforme le matériau et après il se rompt assez rapidement.</text:p>
      <text:p text:style-name="P15">Les plaques techntoniques sont movibles les uns aux autres.</text:p>
      <text:p text:style-name="P15"/>
      <text:p text:style-name="P11">Séisme : Relachement de contraintes tectoniques, formations d’ondes S.</text:p>
      <text:p text:style-name="P11"/>
      <text:p text:style-name="P11"><text:soft-page-break/>Faille normale : écartement des 2 blocs, affaissement d’un bloc par rapoort à l’autre</text:p>
      <text:p text:style-name="P11">Faille inverse : Surrection (élévation) d’un bloc par rapport à un autre.</text:p>
      <text:p text:style-name="P11">Décrochement : Déplacement horizontal</text:p>
      <text:p text:style-name="P11"/>
      <text:p text:style-name="P11">On utilise un sismographe pour mesurer les ondes sismiques. On a après un sismogramme.</text:p>
      <text:p text:style-name="P11"/>
      <text:p text:style-name="P11">Il existe différents types d’ondes : </text:p>
      <text:list xml:id="list2474144695949726079" text:style-name="L1">
        <text:list-item>
          <text:p text:style-name="P17">ondes P : onde de compression </text:p>
        </text:list-item>
        <text:list-item>
          <text:p text:style-name="P17">ondes S : onde de cisaillement</text:p>
          <text:p text:style-name="P17"/>
        </text:list-item>
        <text:list-item>
          <text:p text:style-name="P17">ondes R : onde de surface</text:p>
        </text:list-item>
        <text:list-item>
          <text:p text:style-name="P17">ondes L : onde de surface</text:p>
        </text:list-item>
      </text:list>
      <text:p text:style-name="P11"/>
      <text:p text:style-name="P11">En analysant la propagation des ondes sismiques en surface, il est pos<text:span text:style-name="T8">s</text:span>ible de localiser le foyer d’un séisme. <text:span text:style-name="T4">A partir de l’analyse des données de surface, on arrive à recréer des diagrammes et à calculer la vitesse des ondes sismiques en profondeur en fonction de la dentité des matériaux traversés.</text:span></text:p>
      <text:p text:style-name="P11"/>
      <text:p text:style-name="P12">Le manteau supérieur comporte la lithosphère ainsi que l’asthénosphère. </text:p>
      <text:p text:style-name="P12"/>
      <text:p text:style-name="P12">L’isostasie : mouvement verticaux de la croûte sur le manteau. <text:span text:style-name="T5">La crôute terrestre va être plus ou moins enfoncé dans le mateau supérieur : il s’agit d’un rééquilibrage de la masse verticalement.</text:span></text:p>
      <text:p text:style-name="P11"/>
      <text:p text:style-name="P3">2) Zonage minéralogique (chimique)</text:p>
      <text:p text:style-name="P8"/>
      <text:p text:style-name="P4"><text:span text:style-name="T1">On a un composition de 35 % de fer, 30 % d’O</text:span><text:span text:style-name="T6">2</text:span><text:span text:style-name="T7">, 15 % de silicium, 10 % de magnésium, et 10 % d’autres métaux.</text:span></text:p>
      <text:p text:style-name="P18"/>
      <text:p text:style-name="P18">On peut étudier les roches magmatiques ou les roches péridotites (olivine &amp; pyroxène). On étudie les météorites pour faire une analogie avec les roches inaccessibles (les sidérites). On essaie de reproduire des conditions de températures ou de pression pour recréer des roches. On fait des pressions extrèmes sur le matériau entre 2 diamants. </text:p>
      <text:p text:style-name="P18"/>
      <text:p text:style-name="P19">III Dynamique de la lithosphère</text:p>
      <text:p text:style-name="P19"><text:span text:style-name="T1"/></text:p>
      <text:p text:style-name="P19"><text:span text:style-name="T1">Lithosphère : partie supérieur du manteau terrestre et la croûte terreste ou océanique.</text:span></text:p>
      <text:p text:style-name="P19"><text:span text:style-name="T1"/></text:p>
      <text:p text:style-name="P19">1) Les plaques tectoniques</text:p>
      <text:p text:style-name="P19"><text:span text:style-name="T1"/></text:p>
      <text:p text:style-name="P19"><text:span text:style-name="T1">Alfred Wegener (1880-1930) publie en 1915 « L</text:span><text:span text:style-name="T9">a génèse des continents et des océans </text:span><text:span text:style-name="T12">» </text:span></text:p>
      <text:p text:style-name="P19"><text:span text:style-name="T12">Il met en relief la pangée → Théorie de la dérive des continents.</text:span></text:p>
      <text:p text:style-name="P19"><text:span text:style-name="T12"/></text:p>
      <text:p text:style-name="P19"><text:span text:style-name="T12">Il a regardé le parralélisme des côtes africaines et américaines (latine), les animaux communs, les stries qui se rejoignent vers le pôle. </text:span></text:p>
      <text:p text:style-name="P19"><text:span text:style-name="T12"/></text:p>
      <text:p text:style-name="P20"><text:span text:style-name="T10">2) La réaction mantellique</text:span></text:p>
      <text:p text:style-name="P20"><text:span text:style-name="T12"/></text:p>
      <text:p text:style-name="P20"><text:span text:style-name="T12">Différenciel entre le centre chaud et l’extérieur de la Terre plus froid =&gt; origine cellule de convection → distribue vers l’extérieur, la chaleur de l’intérieur de la Terre.</text:span></text:p>
      <text:p text:style-name="P20"><text:soft-page-break/><text:span text:style-name="T10">3) Les types de frontières</text:span></text:p>
      <text:p text:style-name="P20"><text:span text:style-name="T12"/></text:p>
      <text:p text:style-name="P20"><text:span text:style-name="T12">Il y a des frontières divergentes (écartement), convergente (compression), transformantes (fait coulisser entre 2 plaques sans écartements (acommoder des différences de vitesse des plaques et de sens de déplacement))</text:span></text:p>
      <text:p text:style-name="P20"><text:span text:style-name="T12"/></text:p>
      <text:p text:style-name="P20"><text:span text:style-name="T10">A) Les frontières divergentes</text:span></text:p>
      <text:p text:style-name="P20"><text:span text:style-name="T12"/></text:p>
      <text:p text:style-name="P20"><text:span text:style-name="T12">Flux de chaleur qui fait fondre de la péridotyte (magma) puis il y a dilatation sous le manteau et donc soulèvement =&gt; fracturation croûte =&gt; édifice volacnique au dessus de la croûte</text:span></text:p>
      <text:p text:style-name="P21"><text:span text:style-name="T12">Il y a formation d’un fossé qui descends et donc il y a les deux plaques qui se repoussent =&gt; Rift continental puis s’il y a la mer qui se met (niveau plus bas) =&gt; rift océanique =&gt; croûte dorsale de type basaltique.</text:span></text:p>
      <text:p text:style-name="P21"><text:span text:style-name="T12"/></text:p>
      <text:p text:style-name="P23"><text:span text:style-name="T12">1,8 à 4,8 cm/an (atlantique)</text:span></text:p>
      <text:p text:style-name="P21"><text:span text:style-name="T12"/></text:p>
      <text:p text:style-name="P21"><text:span text:style-name="T10">B) Les frontières convergentes</text:span></text:p>
      <text:p text:style-name="P21"><text:span text:style-name="T12"/></text:p>
      <text:p text:style-name="P21"><text:span text:style-name="T12">Un plaque passe sous une autre. Il peut s’agir d’une plaque ancienne dense, allourdie par les sédiments qui passe sous une autre moins dense =&gt; subduction. Il y aura fusion pour créer du magma et donc il peut y avoir création de volcans.</text:span></text:p>
      <text:p text:style-name="P21"><text:span text:style-name="T12"/></text:p>
      <text:p text:style-name="P22"><text:span text:style-name="T12">Lorsqu’il s’agit d’une plaque continentale =&gt; formation de sédiments (prisme d’accrétion), création de batholites de magma et de volcans si cela arrive à la surface.</text:span></text:p>
      <text:p text:style-name="P22"><text:span text:style-name="T12"/></text:p>
      <text:p text:style-name="P23"><text:span text:style-name="T12">3,7 à 5,5 cm /an (pacifique)</text:span></text:p>
      <text:p text:style-name="P23"><text:span text:style-name="T12"/></text:p>
      <text:p text:style-name="P23"><text:span text:style-name="T10">C) Les frontières tran</text:span><text:span text:style-name="T11">s</text:span><text:span text:style-name="T10">formantes</text:span></text:p>
      <text:p text:style-name="P21"><text:span text:style-name="T12"/></text:p>
      <text:p text:style-name="P23"><text:span text:style-name="T12">Faille de déplacement des plaques</text:span></text:p>
      <text:p text:style-name="P23"><text:span text:style-name="T12"/></text:p>
      <text:p text:style-name="P23"><text:span text:style-name="T10">4 Le modèle de la techtonique</text:span></text:p>
      <text:p text:style-name="P23"><text:span text:style-name="T12"/></text:p>
      <text:p text:style-name="P23"><text:span text:style-name="T12">Cycle de Wilson </text:span><text:span text:style-name="T13">(en 6 points)</text:span></text:p>
      <text:p text:style-name="P23"><text:span text:style-name="T13"/></text:p>
      <text:p text:style-name="P24"><text:span text:style-name="T13">D</text:span><text:span text:style-name="T12">ynamqiue de la lithosphère : permet tous les 400 à 600 millions d’anées à une formation de supercontinent en alternence avec des masses contientales fragmentées.</text:span></text:p>
      <text:p text:style-name="P24"><text:span text:style-name="T12"/></text:p>
      <text:p text:style-name="P24"><text:span text:style-name="T12">Il s’agit de marquer les étapes entre l’ouverture d’un océan vers sa dispar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0:20:38.275986746</meta:creation-date>
    <dc:date>2017-02-08T09:30:50.520215396</dc:date>
    <meta:editing-duration>PT24M36S</meta:editing-duration>
    <meta:editing-cycles>9</meta:editing-cycles>
    <meta:generator>LibreOffice/5.1.6.2.0$Linux_X86_64 LibreOffice_project/10m0$Build-2</meta:generator>
    <meta:document-statistic meta:table-count="0" meta:image-count="0" meta:object-count="0" meta:page-count="3" meta:paragraph-count="61" meta:word-count="907" meta:character-count="5475" meta:non-whitespace-character-count="4626"/>
  </office:meta>
</office:document-meta>
</file>